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Design de Interface (DDI) - Aplicativo Mobile de Gestão de Bovinos</text:h>
      <text:h text:style-name="Heading_20_2" text:outline-level="2">1. Visão Geral</text:h>
      <text:p text:style-name="Text_20_body">Este documento detalha o design da interface do aplicativo mobile de gestão de bovinos, abordando todas as telas, elementos interativos e diretrizes visuais. O objetivo é criar uma experiência intuitiva e conectada ao ambiente rural, garantindo funcionalidade e profissionalismo.</text:p>
      <text:p text:style-name="Horizontal_20_Line"/>
      <text:h text:style-name="Heading_20_2" text:outline-level="2">2. Design Visual</text:h>
      <text:h text:style-name="Heading_20_3" text:outline-level="3">2.1 Cores</text:h>
      <text:p text:style-name="Text_20_body">A paleta de cores foi selecionada para evocar uma conexão com o campo, transmitindo simplicidade e sofisticação. Tons levemente ajustados foram escolhidos para melhor contraste e impacto visual.</text:p>
      <text:list text:style-name="L1">
        <text:list-item>
          <text:p text:style-name="P2"><text:span text:style-name="Strong_20_Emphasis">Cor principal</text:span>: Verde Bosque (#228B22)</text:p>
          <text:list>
            <text:list-item>
              <text:p text:style-name="P2">Aplicações: Botões principais, títulos, destaque de elementos ativos.</text:p>
            </text:list-item>
          </text:list>
        </text:list-item>
        <text:list-item>
          <text:p text:style-name="P2"><text:span text:style-name="Strong_20_Emphasis">Cor secundária</text:span>: Marrom Rústico (#6F4E37)</text:p>
          <text:list>
            <text:list-item>
              <text:p text:style-name="P2">Aplicações: Ícones de navegação, divisores de seção, fundos de cards.</text:p>
            </text:list-item>
          </text:list>
        </text:list-item>
        <text:list-item>
          <text:p text:style-name="P2"><text:span text:style-name="Strong_20_Emphasis">Cor terciária</text:span>: Amarelo Trigo (#F4D03F)</text:p>
          <text:list>
            <text:list-item>
              <text:p text:style-name="P2">Aplicações: Botões de ação secundária, notificações importantes.</text:p>
            </text:list-item>
          </text:list>
        </text:list-item>
        <text:list-item>
          <text:p text:style-name="P2"><text:span text:style-name="Strong_20_Emphasis">Fundo principal</text:span>: Creme Pastel (#F5F5DC)</text:p>
          <text:list>
            <text:list-item>
              <text:p text:style-name="P2">Aplicações: Fundo das telas e áreas principais de interação.</text:p>
            </text:list-item>
          </text:list>
        </text:list-item>
        <text:list-item>
          <text:p text:style-name="P2"><text:span text:style-name="Strong_20_Emphasis">Texto primário</text:span>: Cinza Urbano (#2C3E50)</text:p>
          <text:list>
            <text:list-item>
              <text:p text:style-name="P2">Aplicações: Textos principais e informativos.</text:p>
            </text:list-item>
          </text:list>
        </text:list-item>
        <text:list-item>
          <text:p text:style-name="P2"><text:span text:style-name="Strong_20_Emphasis">Texto secundário</text:span>: Cinza Claro (#95A5A6)</text:p>
          <text:list>
            <text:list-item>
              <text:p text:style-name="P1">Aplicações: Detalhes, placeholders e textos auxiliares.</text:p>
            </text:list-item>
          </text:list>
        </text:list-item>
      </text:list>
      <text:p text:style-name="Horizontal_20_Line"/>
      <text:h text:style-name="Heading_20_3" text:outline-level="3">2.2 Tipografia</text:h>
      <text:list text:style-name="L2">
        <text:list-item>
          <text:p text:style-name="P4"><text:span text:style-name="Strong_20_Emphasis">Fonte principal</text:span>: Roboto</text:p>
        </text:list-item>
        <text:list-item>
          <text:p text:style-name="P4"><text:span text:style-name="Strong_20_Emphasis">Tamanhos de texto</text:span>:</text:p>
          <text:list>
            <text:list-item>
              <text:p text:style-name="P4">Títulos: 20px</text:p>
            </text:list-item>
            <text:list-item>
              <text:p text:style-name="P4">Texto padrão: 16px</text:p>
            </text:list-item>
            <text:list-item>
              <text:p text:style-name="P4">Detalhes e auxiliares: 14px</text:p>
            </text:list-item>
          </text:list>
        </text:list-item>
        <text:list-item>
          <text:p text:style-name="P4"><text:span text:style-name="Strong_20_Emphasis">Margens internas</text:span>: 15px</text:p>
        </text:list-item>
        <text:list-item>
          <text:p text:style-name="P3"><text:span text:style-name="Strong_20_Emphasis">Espaçamento entre linhas</text:span>: 1.6x</text:p>
        </text:list-item>
      </text:list>
      <text:p text:style-name="Horizontal_20_Line"/>
      <text:h text:style-name="Heading_20_2" text:outline-level="2"><text:soft-page-break/>3. Wireframes Básicos</text:h>
      <text:h text:style-name="Heading_20_3" text:outline-level="3">3.1 Tela Inicial</text:h>
      <text:list text:style-name="L3">
        <text:list-item>
          <text:p text:style-name="P6"><text:span text:style-name="Strong_20_Emphasis">Elementos</text:span>:</text:p>
          <text:list>
            <text:list-item>
              <text:p text:style-name="P6">Logo centralizada no topo</text:p>
            </text:list-item>
            <text:list-item>
              <text:p text:style-name="P6">Campos para login (e-mail e senha)</text:p>
            </text:list-item>
            <text:list-item>
              <text:p text:style-name="P6">Botões:</text:p>
              <text:list>
                <text:list-item>
                  <text:p text:style-name="P6">"Entrar" (cor principal: Verde Bosque)</text:p>
                </text:list-item>
                <text:list-item>
                  <text:p text:style-name="P6">"Esqueceu minha senha?" (link em Cinza Claro)</text:p>
                </text:list-item>
                <text:list-item>
                  <text:p text:style-name="P5">"Cadastre-se" na parte inferior da tela (cor: Amarelo Trigo)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3.2 Menu Principal</text:h>
      <text:list text:style-name="L4">
        <text:list-item>
          <text:p text:style-name="P8"><text:span text:style-name="Strong_20_Emphasis">Elementos</text:span>:</text:p>
          <text:list>
            <text:list-item>
              <text:p text:style-name="P8">Barra de navegação inferior com ícones para:</text:p>
              <text:list>
                <text:list-item>
                  <text:p text:style-name="P8"><text:span text:style-name="Strong_20_Emphasis">Lotes</text:span></text:p>
                </text:list-item>
                <text:list-item>
                  <text:p text:style-name="P8"><text:span text:style-name="Strong_20_Emphasis">Calendário</text:span></text:p>
                </text:list-item>
                <text:list-item>
                  <text:p text:style-name="P8"><text:span text:style-name="Strong_20_Emphasis">Financeiro</text:span></text:p>
                </text:list-item>
                <text:list-item>
                  <text:p text:style-name="P8"><text:span text:style-name="Strong_20_Emphasis">Configurações</text:span></text:p>
                </text:list-item>
              </text:list>
            </text:list-item>
            <text:list-item>
              <text:p text:style-name="P7">Fundo em Marrom Rústico com ícones destacados em Amarelo Trigo.</text:p>
            </text:list-item>
          </text:list>
        </text:list-item>
      </text:list>
      <text:p text:style-name="Horizontal_20_Line"/>
      <text:h text:style-name="Heading_20_2" text:outline-level="2">4. Protótipos Interativos</text:h>
      <text:h text:style-name="Heading_20_3" text:outline-level="3">4.1 Cadastro de Lote</text:h>
      <text:list text:style-name="L5">
        <text:list-item>
          <text:p text:style-name="P10"><text:span text:style-name="Strong_20_Emphasis">Elementos</text:span>:</text:p>
          <text:list>
            <text:list-item>
              <text:p text:style-name="P10">Botão "+" no canto inferior direito (cor: Verde Bosque)</text:p>
            </text:list-item>
            <text:list-item>
              <text:p text:style-name="P10">Campos:</text:p>
              <text:list>
                <text:list-item>
                  <text:p text:style-name="P10">Nome do lote</text:p>
                </text:list-item>
                <text:list-item>
                  <text:p text:style-name="P10">Quantidade de animais</text:p>
                </text:list-item>
                <text:list-item>
                  <text:p text:style-name="P10">Data de entrada e saída (seletor de data)</text:p>
                </text:list-item>
                <text:list-item>
                  <text:p text:style-name="P10">Peso médio (em kg)</text:p>
                </text:list-item>
                <text:list-item>
                  <text:p text:style-name="P10">Valor pago</text:p>
                </text:list-item>
              </text:list>
            </text:list-item>
            <text:list-item>
              <text:p text:style-name="P9">Botão para salvar (cor: Verde Bosque)</text:p>
            </text:list-item>
          </text:list>
        </text:list-item>
      </text:list>
      <text:p text:style-name="Horizontal_20_Line"/>
      <text:h text:style-name="Heading_20_3" text:outline-level="3">4.2 Calendário de Eventos</text:h>
      <text:list text:style-name="L6">
        <text:list-item>
          <text:p text:style-name="P12"><text:span text:style-name="Strong_20_Emphasis">Elementos</text:span>:</text:p>
          <text:list>
            <text:list-item>
              <text:p text:style-name="P12">Visualização mensal com eventos destacados em Amarelo Trigo</text:p>
            </text:list-item>
            <text:list-item>
              <text:p text:style-name="P12">Botões para adicionar (+) ou editar eventos</text:p>
            </text:list-item>
            <text:list-item>
              <text:p text:style-name="P11">Eventos passados em Cinza Claro e futuros em Verde Bosque</text:p>
            </text:list-item>
          </text:list>
        </text:list-item>
      </text:list>
      <text:p text:style-name="Horizontal_20_Line"/>
      <text:h text:style-name="Heading_20_3" text:outline-level="3"><text:soft-page-break/>4.3 Conversão de Peso</text:h>
      <text:list text:style-name="L7">
        <text:list-item>
          <text:p text:style-name="P14"><text:span text:style-name="Strong_20_Emphasis">Elementos</text:span>:</text:p>
          <text:list>
            <text:list-item>
              <text:p text:style-name="P14">Campo de entrada para peso (bordas arredondadas, cor de fundo: Creme Pastel)</text:p>
            </text:list-item>
            <text:list-item>
              <text:p text:style-name="P14">Botão de conversão (cor: Verde Bosque)</text:p>
            </text:list-item>
            <text:list-item>
              <text:p text:style-name="P13">Resultado exibido em um card com borda em Marrom Rústico</text:p>
            </text:list-item>
          </text:list>
        </text:list-item>
      </text:list>
      <text:p text:style-name="Horizontal_20_Line"/>
      <text:h text:style-name="Heading_20_3" text:outline-level="3">4.4 Calculadora de Rações</text:h>
      <text:list text:style-name="L8">
        <text:list-item>
          <text:p text:style-name="P16"><text:span text:style-name="Strong_20_Emphasis">Elementos</text:span>:</text:p>
          <text:list>
            <text:list-item>
              <text:p text:style-name="P16">Seletor do tipo de ração (dropdown com fundo em Creme Pastel)</text:p>
            </text:list-item>
            <text:list-item>
              <text:p text:style-name="P16">Campos:</text:p>
              <text:list>
                <text:list-item>
                  <text:p text:style-name="P16">Quantidade de animais</text:p>
                </text:list-item>
                <text:list-item>
                  <text:p text:style-name="P16">Período (dias)</text:p>
                </text:list-item>
              </text:list>
            </text:list-item>
            <text:list-item>
              <text:p text:style-name="P16">Botão para calcular (cor: Amarelo Trigo)</text:p>
            </text:list-item>
            <text:list-item>
              <text:p text:style-name="P15">Resultado exibido em uma lista com detalhes do consumo diário</text:p>
            </text:list-item>
          </text:list>
        </text:list-item>
      </text:list>
      <text:p text:style-name="Horizontal_20_Line"/>
      <text:h text:style-name="Heading_20_3" text:outline-level="3">4.5 Controle Financeiro</text:h>
      <text:list text:style-name="L9">
        <text:list-item>
          <text:p text:style-name="P18"><text:span text:style-name="Strong_20_Emphasis">Elementos</text:span>:</text:p>
          <text:list>
            <text:list-item>
              <text:p text:style-name="P18">Gráfico de barras com cores:</text:p>
              <text:list>
                <text:list-item>
                  <text:p text:style-name="P18">Receitas: Verde Bosque</text:p>
                </text:list-item>
                <text:list-item>
                  <text:p text:style-name="P18">Despesas: Marrom Rústico</text:p>
                </text:list-item>
              </text:list>
            </text:list-item>
            <text:list-item>
              <text:p text:style-name="P18">Lista de transações destacando principais categorias</text:p>
            </text:list-item>
            <text:list-item>
              <text:p text:style-name="P17">Botão para exportar relatório (PDF/Excel) em Amarelo Trigo</text:p>
            </text:list-item>
          </text:list>
        </text:list-item>
      </text:list>
      <text:p text:style-name="Horizontal_20_Line"/>
      <text:h text:style-name="Heading_20_2" text:outline-level="2">5. Guias de Estilo Visual</text:h>
      <text:h text:style-name="Heading_20_3" text:outline-level="3">5.1 Layout</text:h>
      <text:list text:style-name="L10">
        <text:list-item>
          <text:p text:style-name="P20"><text:span text:style-name="Strong_20_Emphasis">Organização</text:span>:</text:p>
          <text:list>
            <text:list-item>
              <text:p text:style-name="P20">Cards com bordas arredondadas e sombreamento sutil</text:p>
            </text:list-item>
            <text:list-item>
              <text:p text:style-name="P19">Espaçamento uniforme entre elementos para maior legibilidade</text:p>
            </text:list-item>
          </text:list>
        </text:list-item>
      </text:list>
      <text:h text:style-name="Heading_20_3" text:outline-level="3">5.2 Elementos Interativos</text:h>
      <text:list text:style-name="L11">
        <text:list-item>
          <text:p text:style-name="P22"><text:span text:style-name="Strong_20_Emphasis">Botões</text:span>:</text:p>
          <text:list>
            <text:list-item>
              <text:p text:style-name="P22">Bordas arredondadas, sombreamento leve</text:p>
            </text:list-item>
            <text:list-item>
              <text:p text:style-name="P22">Feedback visual:</text:p>
              <text:list>
                <text:list-item>
                  <text:p text:style-name="P22">Botões escurecem ao toque.</text:p>
                </text:list-item>
              </text:list>
            </text:list-item>
          </text:list>
        </text:list-item>
        <text:list-item>
          <text:p text:style-name="P22"><text:span text:style-name="Strong_20_Emphasis">Campos de texto</text:span>:</text:p>
          <text:list>
            <text:list-item>
              <text:p text:style-name="P22">Fundo em Creme Pastel</text:p>
            </text:list-item>
            <text:list-item>
              <text:p text:style-name="P21">Bordas em Verde Bosque</text:p>
            </text:list-item>
          </text:list>
        </text:list-item>
      </text:list>
      <text:h text:style-name="Heading_20_3" text:outline-level="3"><text:soft-page-break/>5.3 Transições e Efeitos</text:h>
      <text:list text:style-name="L12">
        <text:list-item>
          <text:p text:style-name="P24">Animações suaves ao abrir telas ou realizar ações (ex.: adicionar lote)</text:p>
        </text:list-item>
        <text:list-item>
          <text:p text:style-name="P23">Feedback tátil em ações críticas</text:p>
        </text:list-item>
      </text:list>
      <text:p text:style-name="Horizontal_20_Line"/>
      <text:h text:style-name="Heading_20_2" text:outline-level="2">6. Considerações de Usabilidade</text:h>
      <text:h text:style-name="Heading_20_3" text:outline-level="3">6.1 Acessibilidade</text:h>
      <text:list text:style-name="L13">
        <text:list-item>
          <text:p text:style-name="P26">Contraste reforçado entre texto e fundo (compatível com WCAG AA)</text:p>
        </text:list-item>
        <text:list-item>
          <text:p text:style-name="P26">Suporte para leitores de tela com labels em botões e campos</text:p>
        </text:list-item>
        <text:list-item>
          <text:p text:style-name="P25">Ajustes de fonte e temas de cores para usuários com necessidades especiais</text:p>
        </text:list-item>
      </text:list>
      <text:h text:style-name="Heading_20_3" text:outline-level="3">6.2 Responsividade</text:h>
      <text:list text:style-name="L14">
        <text:list-item>
          <text:p text:style-name="P28">Design adaptável para diferentes tamanhos de tela (smartphones e tablets)</text:p>
        </text:list-item>
        <text:list-item>
          <text:p text:style-name="P27">Navegação simples e eficiente, mesmo em telas menores</text:p>
        </text:list-item>
      </text:list>
      <text:p text:style-name="Horizontal_20_Line"/>
      <text:h text:style-name="Heading_20_2" text:outline-level="2">7. Fluxo de Usuário</text:h>
      <text:h text:style-name="Heading_20_3" text:outline-level="3">7.1 Fluxo Principal</text:h>
      <text:list text:style-name="L15">
        <text:list-item>
          <text:p text:style-name="P30"><text:span text:style-name="Strong_20_Emphasis">Login ou cadastro</text:span></text:p>
        </text:list-item>
        <text:list-item>
          <text:p text:style-name="P30">Acesso ao <text:span text:style-name="Strong_20_Emphasis">Menu Principal</text:span></text:p>
        </text:list-item>
        <text:list-item>
          <text:p text:style-name="P30">Navegação entre:</text:p>
          <text:list>
            <text:list-item>
              <text:p text:style-name="P30">Lotes</text:p>
            </text:list-item>
            <text:list-item>
              <text:p text:style-name="P30">Calendário</text:p>
            </text:list-item>
            <text:list-item>
              <text:p text:style-name="P30">Financeiro</text:p>
            </text:list-item>
            <text:list-item>
              <text:p text:style-name="P30">Configurações</text:p>
            </text:list-item>
          </text:list>
        </text:list-item>
        <text:list-item>
          <text:p text:style-name="P29">Visualização e exportação de relatórios</text:p>
        </text:list-item>
      </text:list>
      <text:p text:style-name="Horizontal_20_Line"/>
      <text:h text:style-name="Heading_20_3" text:outline-level="3">7.2 Fluxo de Cadastro de Lote</text:h>
      <text:list text:style-name="L16">
        <text:list-item>
          <text:p text:style-name="P32">Seleção do tipo de lote (Engorda, Recria, etc.)</text:p>
        </text:list-item>
        <text:list-item>
          <text:p text:style-name="P32">Inserção de dados básicos</text:p>
        </text:list-item>
        <text:list-item>
          <text:p text:style-name="P32">Adição de eventos relacionados (Vacinação, Parto, etc.)</text:p>
        </text:list-item>
        <text:list-item>
          <text:p text:style-name="P31">Salvamento do lot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3:52:00.002299488</meta:creation-date>
    <dc:date>2024-12-04T14:01:46.207218314</dc:date>
    <meta:editing-duration>PT9M46S</meta:editing-duration>
    <meta:editing-cycles>1</meta:editing-cycles>
    <meta:document-statistic meta:table-count="0" meta:image-count="0" meta:object-count="0" meta:page-count="4" meta:paragraph-count="118" meta:word-count="696" meta:character-count="4176" meta:non-whitespace-character-count="3690"/>
    <meta:generator>LibreOffice/7.4.7.2$Linux_X86_64 LibreOffice_project/40$Build-2</meta:generator>
  </office:meta>
</office:document-meta>
</file>